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D1" style:family="table-cell">
      <style:table-cell-properties fo:padding="0.0382in" fo:border="0.0139in solid #000000"/>
    </style:style>
    <style:style style:name="Table1.A2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able1.B2" style:family="table-cell">
      <style:table-cell-properties fo:padding="0.0382in" fo:border-left="0.0139in solid #000000" fo:border-right="none" fo:border-top="none" fo:border-bottom="0.0139in solid #000000"/>
    </style:style>
    <style:style style:name="Table1.D2" style:family="table-cell">
      <style:table-cell-properties fo:padding="0.0382in" fo:border-left="0.0139in solid #000000" fo:border-right="0.0139in solid #000000" fo:border-top="none" fo:border-bottom="0.0139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Number</text:p>
          </table:table-cell>
          <table:table-cell table:style-name="Table1.A1" office:value-type="string">
            <text:p text:style-name="Table_20_Contents">Part Name</text:p>
          </table:table-cell>
          <table:table-cell table:style-name="Table1.A1" office:value-type="string">
            <text:p text:style-name="Table_20_Contents">Qtty</text:p>
          </table:table-cell>
          <table:table-cell table:style-name="Table1.D1" office:value-type="string">
            <text:p text:style-name="Table_20_Contents">Comment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Euro 64-pin male connector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B2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CR2032 battery holder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B4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32.768kHz Quartz Crystal Resonator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Resonator for RTC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Resistor - 0.125 watt <text:s/>(lead spacing <text:s/>0.25 inch)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D2" office:value-type="string">
            <text:p text:style-name="Table_20_Contents">3k3, R9,10,11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Cap - 0.1uf axial ceramic, decoupling <text:s/>(DigiKey 1210PHCT-ND)</text:p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D2" office:value-type="string">
            <text:p text:style-name="Table_20_Contents">C20,22,23,24,25,26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IC socket Dip - 24 pin <text:s/>(0.6 inch)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U23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IC socket Dip - 32 pin <text:s/>(0.6 inch)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U24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IC socket Dip - 16 pin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U20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string">
            <text:p text:style-name="Table_20_Contents">IC socket Dip - 14 pin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D2" office:value-type="string">
            <text:p text:style-name="Table_20_Contents">U22,25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IC socket Dip - 20 pin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U26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string">
            <text:p text:style-name="Table_20_Contents">Connector - Ribbon hdr, 10 pin (3M 2510-6002UB,DigiKeyMHB10K)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J7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B2" office:value-type="string">
            <text:p text:style-name="Table_20_Contents">Jumper (2-pin)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D2" office:value-type="string">
            <text:p text:style-name="Table_20_Contents">J8,9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B2" office:value-type="string">
            <text:p text:style-name="Table_20_Contents">Jumper 3-pin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J6</text:p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table:style-name="Table1.B2" office:value-type="string">
            <text:p text:style-name="Table_20_Contents">IC DS1685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U23, RTC</text:p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B2" office:value-type="string">
            <text:p text:style-name="Table_20_Contents">IC WS628128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U24, 128kB SRAM</text:p>
          </table:table-cell>
        </table:table-row>
        <table:table-row>
          <table:table-cell table:style-name="Table1.A2" office:value-type="float" office:value="16">
            <text:p text:style-name="Table_20_Contents">16</text:p>
          </table:table-cell>
          <table:table-cell table:style-name="Table1.B2" office:value-type="string">
            <text:p text:style-name="Table_20_Contents">IC 74LS138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U20, decoder</text:p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table:style-name="Table1.B2" office:value-type="string">
            <text:p text:style-name="Table_20_Contents">IC 74LS00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D2" office:value-type="string">
            <text:p text:style-name="Table_20_Contents">U22,25, NAND x 4</text:p>
          </table:table-cell>
        </table:table-row>
        <table:table-row>
          <table:table-cell table:style-name="Table1.A2" office:value-type="float" office:value="18">
            <text:p text:style-name="Table_20_Contents">18</text:p>
          </table:table-cell>
          <table:table-cell table:style-name="Table1.B2" office:value-type="string">
            <text:p text:style-name="Table_20_Contents">IC 74LS374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U26, latch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Karcz</meta:initial-creator>
    <meta:creation-date>2017-05-29T23:39:45.07</meta:creation-date>
    <meta:generator>OpenOffice/4.1.2$Win32 OpenOffice.org_project/412m3$Build-9782</meta:generator>
    <dc:date>2017-05-30T09:55:05.75</dc:date>
    <dc:creator>Marek Karcz</dc:creator>
    <meta:editing-duration>PT10H15M20S</meta:editing-duration>
    <meta:editing-cycles>2</meta:editing-cycles>
    <meta:printed-by>Marek Karcz</meta:printed-by>
    <meta:print-date>2017-05-29T23:58:38.30</meta:print-date>
    <meta:document-statistic meta:table-count="1" meta:image-count="0" meta:object-count="0" meta:page-count="1" meta:paragraph-count="76" meta:word-count="153" meta:character-count="669"/>
  </office:meta>
</office:document-meta>
</file>